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style:use-window-font-color="true"/>
    </style:style>
    <style:style style:name="T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137443288666116115" text:style-name="L1">
        <text:list-item>
          <text:p text:style-name="P1">communiquer sur un réseau local</text:p>
          <text:list>
            <text:list-item>
              <text:p text:style-name="P1">l'histoire d'internet</text:p>
              <text:list>
                <text:list-item>
                  <text:p text:style-name="P1">une histoire de mailles</text:p>
                  <text:list>
                    <text:list-item>
                      <text:p text:style-name="P1">forme globale communications années 50</text:p>
                      <text:list>
                        <text:list-item>
                          <text:p text:style-name="P1">point a point</text:p>
                        </text:list-item>
                        <text:list-item>
                          <text:p text:style-name="P1">centralisé</text:p>
                        </text:list-item>
                      </text:list>
                    </text:list-item>
                    <text:list-item>
                      <text:p text:style-name="P1">idée alternative : maillage</text:p>
                    </text:list-item>
                    <text:list-item>
                      <text:p text:style-name="P1">en cas de panne d'un ordi, on peut emprunter un autre chemin (foire pas tout)</text:p>
                    </text:list-item>
                    <text:list-item>
                      <text:p text:style-name="P1">années 60 : font l'ancêtre d'internet : arpanet pour l'armée avec 4 ordis</text:p>
                    </text:list-item>
                    <text:list-item>
                      <text:p text:style-name="P1">insuffisance de cet ancêtre : devrait marier différents protocoles et topologies</text:p>
                    </text:list-item>
                    <text:list-item>
                      <text:p text:style-name="P1">du coup, OSI en 1984 pour normaliser tout</text:p>
                    </text:list-item>
                    <text:list-item>
                      <text:p text:style-name="P1">années 90 : explosion d'internet Grâce à l'invention d'HTML</text:p>
                    </text:list-item>
                  </text:list>
                </text:list-item>
                <text:list-item>
                  <text:p text:style-name="P1">internet aujourd'hui</text:p>
                  <text:list>
                    <text:list-item>
                      <text:p text:style-name="P1">environ 2 milliards d'internautes et 200 millions de serveurs aujourd'hui</text:p>
                    </text:list-item>
                    <text:list-item>
                      <text:p text:style-name="P1">quelques nombres impressionnants relatifs a internet</text:p>
                      <text:list>
                        <text:list-item>
                          <text:p text:style-name="P1">42% des internautes mondiaux sont asiatiques</text:p>
                        </text:list-item>
                        <text:list-item>
                          <text:p text:style-name="P1">la corée du sud est le pays le plus internetisé</text:p>
                        </text:list-item>
                        <text:list-item>
                          <text:p text:style-name="P1">français = 6 % d'internautes mondiaux</text:p>
                        </text:list-item>
                        <text:list-item>
                          <text:p text:style-name="P1">78% des américains ont internet contre 10% d'africains</text:p>
                        </text:list-item>
                        <text:list-item>
                          <text:p text:style-name="P1">1/3 des humains a internet environ</text:p>
                        </text:list-item>
                        <text:list-item>
                          <text:p text:style-name="P1">entre 2000 et 2010, le nombre d'internautes a été multiplié par 4,5</text:p>
                        </text:list-item>
                        <text:list-item>
                          <text:p text:style-name="P1">2360% de croissance pour les internautes africains dans cette période</text:p>
                        </text:list-item>
                      </text:list>
                    </text:list-item>
                  </text:list>
                </text:list-item>
              </text:list>
            </text:list-item>
            <text:list-item>
              <text:p text:style-name="P1">la création d'internet, le modèle OSI</text:p>
              <text:list>
                <text:list-item>
                  <text:p text:style-name="P1">le modèle OSI</text:p>
                  <text:list>
                    <text:list-item>
                      <text:p text:style-name="P1">né en 1984</text:p>
                    </text:list-item>
                    <text:list-item>
                      <text:p text:style-name="P1">OSI = norme précisant comment les ordinateurs doivent communiquer</text:p>
                    </text:list-item>
                    <text:list-item>
                      <text:p text:style-name="P1">organisé en 7 couches qui ont chacune un rôle</text:p>
                    </text:list-item>
                    <text:list-item>
                      <text:p text:style-name="P1">les 7 couches</text:p>
                      <text:list>
                        <text:list-item>
                          <text:p text:style-name="P1">moyen mnémotechnique du type de la classe</text:p>
                          <text:list>
                            <text:list-item>
                              <text:p text:style-name="P1">Pour la</text:p>
                            </text:list-item>
                            <text:list-item>
                              <text:p text:style-name="P1">Levrette</text:p>
                            </text:list-item>
                            <text:list-item>
                              <text:p text:style-name="P1">Retourne</text:p>
                            </text:list-item>
                            <text:list-item>
                              <text:p text:style-name="P1">Ta</text:p>
                            </text:list-item>
                            <text:list-item>
                              <text:p text:style-name="P1">"Salope"</text:p>
                            </text:list-item>
                            <text:list-item>
                              <text:p text:style-name="P1">Pendant</text:p>
                            </text:list-item>
                            <text:list-item>
                              <text:p text:style-name="P1">l'Acte</text:p>
                            </text:list-item>
                          </text:list>
                        </text:list-item>
                        <text:list-item>
                          <text:p text:style-name="P1">vrai noms</text:p>
                          <text:list>
                            <text:list-item>
                              <text:p text:style-name="P1">physique</text:p>
                            </text:list-item>
                            <text:list-item>
                              <text:p text:style-name="P1">liaison</text:p>
                            </text:list-item>
                            <text:list-item>
                              <text:p text:style-name="P1">réseau</text:p>
                            </text:list-item>
                            <text:list-item>
                              <text:p text:style-name="P1">transport</text:p>
                            </text:list-item>
                            <text:list-item>
                              <text:p text:style-name="P1">session</text:p>
                            </text:list-item>
                            <text:list-item>
                              <text:p text:style-name="P1">présentation</text:p>
                            </text:list-item>
                            <text:list-item>
                              <text:p text:style-name="P1">application</text:p>
                            </text:list-item>
                          </text:list>
                        </text:list-item>
                      </text:list>
                    </text:list-item>
                    <text:list-item>
                      <text:p text:style-name="P1">on s'occupe pas des couches 5 et 6 dans ce cours (ni cours fac) car pas TCP/IP</text:p>
                    </text:list-item>
                    <text:list-item>
                      <text:p text:style-name="P1">TCP/IP et OSI sont tous deux des modèles, mais</text:p>
                      <text:list>
                        <text:list-item>
                          <text:p text:style-name="P1">OSI est un modèle théorique</text:p>
                        </text:list-item>
                        <text:list-item>
                          <text:p text:style-name="P1">TCP/IP n'utilise pas les couches 5 et 6 donc pas vues dans ce cours</text:p>
                        </text:list-item>
                      </text:list>
                    </text:list-item>
                    <text:list-item>
                      <text:p text:style-name="P1">pour chacune des 5 couches étudiées dans ce cours :</text:p>
                      <text:list>
                        <text:list-item>
                          <text:p text:style-name="P1"><text:soft-page-break/>couche 1</text:p>
                          <text:list>
                            <text:list-item>
                              <text:p text:style-name="P1">physique</text:p>
                            </text:list-item>
                            <text:list-item>
                              <text:p text:style-name="P1">fournit un support pour la transmission de données</text:p>
                            </text:list-item>
                            <text:list-item>
                              <text:p text:style-name="P1">matériel : hub / concentrateur</text:p>
                            </text:list-item>
                          </text:list>
                        </text:list-item>
                        <text:list-item>
                          <text:p text:style-name="P1">couche 2</text:p>
                          <text:list>
                            <text:list-item>
                              <text:p text:style-name="P1">liaison de données</text:p>
                            </text:list-item>
                            <text:list-item>
                              <text:p text:style-name="P1">connecte les machines entre elles sur un réseau local</text:p>
                            </text:list-item>
                            <text:list-item>
                              <text:p text:style-name="P1">détecte les erreurs de transmission</text:p>
                            </text:list-item>
                            <text:list-item>
                              <text:p text:style-name="P1">switch / commutateur</text:p>
                            </text:list-item>
                          </text:list>
                        </text:list-item>
                        <text:list-item>
                          <text:p text:style-name="P1">couche 3</text:p>
                          <text:list>
                            <text:list-item>
                              <text:p text:style-name="P1">réseau</text:p>
                            </text:list-item>
                            <text:list-item>
                              <text:p text:style-name="P1">connecte les réseaux entre eux</text:p>
                            </text:list-item>
                            <text:list-item>
                              <text:p text:style-name="P1">fragmente les paquets</text:p>
                            </text:list-item>
                            <text:list-item>
                              <text:p text:style-name="P1">routeur</text:p>
                            </text:list-item>
                          </text:list>
                        </text:list-item>
                        <text:list-item>
                          <text:p text:style-name="P1">couche 4</text:p>
                          <text:list>
                            <text:list-item>
                              <text:p text:style-name="P1">transport</text:p>
                            </text:list-item>
                            <text:list-item>
                              <text:p text:style-name="P1">gère les connexions applicatives</text:p>
                            </text:list-item>
                            <text:list-item>
                              <text:p text:style-name="P1">garanti la connexion</text:p>
                            </text:list-item>
                            <text:list-item>
                              <text:p text:style-name="P1">aucun matériel</text:p>
                            </text:list-item>
                          </text:list>
                        </text:list-item>
                        <text:list-item>
                          <text:p text:style-name="P1">couche 7</text:p>
                          <text:list>
                            <text:list-item>
                              <text:p text:style-name="P1">application</text:p>
                            </text:list-item>
                            <text:list-item>
                              <text:p text:style-name="P1">aucun rôle (moui...)</text:p>
                            </text:list-item>
                            <text:list-item>
                              <text:p text:style-name="P1">proxy</text:p>
                            </text:list-item>
                          </text:list>
                        </text:list-item>
                      </text:list>
                    </text:list-item>
                    <text:list-item>
                      <text:p text:style-name="P1">couche 3 = couche réseau, couches 1 à 4 = couches réseau</text:p>
                    </text:list-item>
                    <text:list-item>
                      <text:p text:style-name="P1">règles d'or du modèle OSI</text:p>
                      <text:list>
                        <text:list-item>
                          <text:p text:style-name="P1">norme → indique aux constructeurs de matériel réseau des règles a respecter pour garantir la compatibilité des appareils</text:p>
                        </text:list-item>
                        <text:list-item>
                          <text:p text:style-name="P1">deux règles d'or</text:p>
                          <text:list>
                            <text:list-item>
                              <text:p text:style-name="P1">chaque couche OSI est indépendante</text:p>
                              <text:list>
                                <text:list-item>
                                  <text:p text:style-name="P1">ce qui est dédié a une couche ne peut être utilisé pour une autre</text:p>
                                </text:list-item>
                                <text:list-item>
                                  <text:p text:style-name="P1">ex : IP (réseau) ne peut être utilisé par la couche liaison</text:p>
                                </text:list-item>
                                <text:list-item>
                                  <text:p text:style-name="P1">avantage : changer protocole d'une couche sans changer pour autres</text:p>
                                </text:list-item>
                              </text:list>
                            </text:list-item>
                            <text:list-item>
                              <text:p text:style-name="P1">chaque couche ne peux communiquer qu'avec une couche adjacente</text:p>
                              <text:list>
                                <text:list-item>
                                  <text:p text:style-name="P1">une appli (couche 7) communique avec une appli d'un autre ordi</text:p>
                                </text:list-item>
                                <text:list-item>
                                  <text:p text:style-name="P1">ex : google chrome veut demander une page au serveur google</text:p>
                                </text:list-item>
                                <text:list-item>
                                  <text:p text:style-name="P1">on traverse le modèle OSI "vers le bas" pour faire partir l'info</text:p>
                                </text:list-item>
                                <text:list-item>
                                  <text:p text:style-name="P1">On le traverse "vers le haut" pour l'indiquer au serveur</text:p>
                                </text:list-item>
                                <text:list-item>
                                  <text:p text:style-name="P1">seconde règle : monte/descend → toute couche est parcourue</text:p>
                                </text:list-item>
                                <text:list-item>
                                  <text:p text:style-name="P1">pas tout a fait vrai : <text:span text:style-name="T1">7 → 4</text:span> → 3 → 2 → 1 (5 et 6 théoriques)</text:p>
                                </text:list-item>
                              </text:list>
                            </text:list-item>
                          </text:list>
                        </text:list-item>
                      </text:list>
                    </text:list-item>
                  </text:list>
                </text:list-item>
              </text:list>
            </text:list-item>
            <text:list-item>
              <text:p text:style-name="P1">brancher les machines, la couche 1</text:p>
              <text:list>
                <text:list-item>
                  <text:p text:style-name="P1">rôles de la couche</text:p>
                  <text:list>
                    <text:list-item>
                      <text:p text:style-name="P1">couche physique étudiée ici</text:p>
                    </text:list-item>
                    <text:list-item>
                      <text:p text:style-name="P1">rôle principal : offrir un support de transmission de données</text:p>
                    </text:list-item>
                    <text:list-item>
                      <text:p text:style-name="P1">exemples de supports</text:p>
                      <text:list>
                        <text:list-item>
                          <text:p text:style-name="P1">cable ethernet</text:p>
                        </text:list-item>
                        <text:list-item>
                          <text:p text:style-name="P1">air (wifi)</text:p>
                        </text:list-item>
                      </text:list>
                    </text:list-item>
                    <text:list-item>
                      <text:p text:style-name="P1">cette couche fait transiter des bits</text:p>
                    </text:list-item>
                    <text:list-item>
                      <text:p text:style-name="P1">correspondance entre valeurs de bit et états physiques</text:p>
                      <text:list>
                        <text:list-item>
                          <text:p text:style-name="P1">0 = environ 0 volts</text:p>
                        </text:list-item>
                        <text:list-item>
                          <text:p text:style-name="P1"><text:soft-page-break/>1 = environ 5 volts</text:p>
                        </text:list-item>
                      </text:list>
                    </text:list-item>
                    <text:list-item>
                      <text:p text:style-name="P1">deux valeurs et pas plus car le magnétisme entre autre peut perturber les courants, besoin donc de deux valeurs bien distinctes pour étouffer la marge d'erreur (impossible si 36 valeurs ressérées, dure de distinguer les états)</text:p>
                    </text:list-item>
                  </text:list>
                </text:list-item>
                <text:list-item>
                  <text:p text:style-name="P1">matériaux</text:p>
                  <text:list>
                    <text:list-item>
                      <text:p text:style-name="P1">cables coaxiaux</text:p>
                      <text:list>
                        <text:list-item>
                          <text:p text:style-name="P1">très vieux, quasiment plus utilisés, mais peut quand même rencontrer donc on étudie quand même</text:p>
                        </text:list-item>
                        <text:list-item>
                          <text:p text:style-name="P1">composants d'un cable coaxial (du centre vers l'extérieur)</text:p>
                          <text:list>
                            <text:list-item>
                              <text:p text:style-name="P1">fil de données</text:p>
                            </text:list-item>
                            <text:list-item>
                              <text:p text:style-name="P1">isolant interne</text:p>
                            </text:list-item>
                            <text:list-item>
                              <text:p text:style-name="P1">maillage de masse</text:p>
                            </text:list-item>
                            <text:list-item>
                              <text:p text:style-name="P1">isolant externe</text:p>
                            </text:list-item>
                          </text:list>
                        </text:list-item>
                        <text:list-item>
                          <text:p text:style-name="P1">utilité des composants et fonctionnement du "déchiffrage" de l'info</text:p>
                          <text:list>
                            <text:list-item>
                              <text:p text:style-name="P1">les données transitent dans le fil de données</text:p>
                            </text:list-item>
                            <text:list-item>
                              <text:p text:style-name="P1">le maillage de masse sert de référence et est a 0 volts</text:p>
                            </text:list-item>
                            <text:list-item>
                              <text:p text:style-name="P1">les isolants servent a éviter que la tension de l'un ne déteigne sur l'autre</text:p>
                            </text:list-item>
                            <text:list-item>
                              <text:p text:style-name="P1">on fait la différence entre le fil de données et le maillage de masse pour savoir si un 0 ou un 1 transite</text:p>
                            </text:list-item>
                          </text:list>
                        </text:list-item>
                        <text:list-item>
                          <text:p text:style-name="P1">2 sortes de cables coaxiaux</text:p>
                          <text:list>
                            <text:list-item>
                              <text:p text:style-name="P1">10B2</text:p>
                            </text:list-item>
                            <text:list-item>
                              <text:p text:style-name="P1">10B5</text:p>
                            </text:list-item>
                          </text:list>
                        </text:list-item>
                        <text:list-item>
                          <text:p text:style-name="P1">conventions de nommage</text:p>
                          <text:list>
                            <text:list-item>
                              <text:p text:style-name="P1">vitesse de transfert : 10 = 10 mbps (méga bits par secondes)</text:p>
                            </text:list-item>
                            <text:list-item>
                              <text:p text:style-name="P1">façon de coder les 0 et 1 : B = bande Base (?)</text:p>
                            </text:list-item>
                            <text:list-item>
                              <text:p text:style-name="P1">longeur du cable en hectomètres : 10B2 fait 200 mètres 10B5 500m</text:p>
                            </text:list-item>
                          </text:list>
                        </text:list-item>
                        <text:list-item>
                          <text:p text:style-name="P1">10B5</text:p>
                          <text:list>
                            <text:list-item>
                              <text:p text:style-name="P1">vieux et dure a utiliser</text:p>
                            </text:list-item>
                            <text:list-item>
                              <text:p text:style-name="P1">étapes de connexion au réseau</text:p>
                              <text:list>
                                <text:list-item>
                                  <text:p text:style-name="P1">on le met partout dans la salle</text:p>
                                </text:list-item>
                                <text:list-item>
                                  <text:p text:style-name="P1">on fait un petit trou a la main là où on veut connecter a une machine</text:p>
                                </text:list-item>
                                <text:list-item>
                                  <text:p text:style-name="P1">on y met une prise vampire (une petite pointe métallique se plante dans le cable pour récupérer les données)</text:p>
                                </text:list-item>
                              </text:list>
                            </text:list-item>
                            <text:list-item>
                              <text:p text:style-name="P1">cable très rigide, si on le tord un peu, il pète</text:p>
                            </text:list-item>
                          </text:list>
                        </text:list-item>
                        <text:list-item>
                          <text:p text:style-name="P1">10B2</text:p>
                          <text:list>
                            <text:list-item>
                              <text:p text:style-name="P1">comme 10B5 mais plus fins</text:p>
                            </text:list-item>
                            <text:list-item>
                              <text:p text:style-name="P1">connexion : pas des trous mais 3 métariaux</text:p>
                              <text:list>
                                <text:list-item>
                                  <text:p text:style-name="P1">prises BNC</text:p>
                                </text:list-item>
                                <text:list-item>
                                  <text:p text:style-name="P1">tés BNC</text:p>
                                </text:list-item>
                                <text:list-item>
                                  <text:p text:style-name="P1">bouchons</text:p>
                                </text:list-item>
                              </text:list>
                            </text:list-item>
                            <text:list-item>
                              <text:p text:style-name="P1">connecter plusieurs ordis :</text:p>
                              <text:list>
                                <text:list-item>
                                  <text:p text:style-name="P1">sur un côté du té on met un cable qui arrive a un autre té</text:p>
                                </text:list-item>
                                <text:list-item>
                                  <text:p text:style-name="P1">au milieu : cable qui lie a une carte réseau</text:p>
                                </text:list-item>
                                <text:list-item>
                                  <text:p text:style-name="P1">sur l'autre côté :</text:p>
                                  <text:list>
                                    <text:list-item>
                                      <text:p text:style-name="P1">un cable qui va a un autre ordi ou</text:p>
                                    </text:list-item>
                                    <text:list-item>
                                      <text:p text:style-name="P1">un bouchon si on est en bout de réseau</text:p>
                                    </text:list-item>
                                  </text:list>
                                </text:list-item>
                              </text:list>
                            </text:list-item>
                            <text:list-item>
                              <text:p text:style-name="P1">avantages :</text:p>
                              <text:list>
                                <text:list-item>
                                  <text:p text:style-name="P1">plus simple</text:p>
                                </text:list-item>
                                <text:list-item>
                                  <text:p text:style-name="P1">si un cable se casse, c'est qu'un bout du réseau, suffit de remplacer</text:p>
                                </text:list-item>
                              </text:list>
                            </text:list-item>
                          </text:list>
                        </text:list-item>
                      </text:list>
                    </text:list-item>
                    <text:list-item>
                      <text:p text:style-name="P1"><text:soft-page-break/>paire torsadée</text:p>
                      <text:list>
                        <text:list-item>
                          <text:p text:style-name="P1">cable coaxial : impossibile transiter plusieurs infos simultanément car un seul fil donc transité bit a bit</text:p>
                        </text:list-item>
                        <text:list-item>
                          <text:p text:style-name="P1">paire torsadée : 8 fils organisés en 4 paires de deux, chaque paire est torsadée</text:p>
                        </text:list-item>
                        <text:list-item>
                          <text:p text:style-name="P1">paire : un neutre et un chargé</text:p>
                        </text:list-item>
                        <text:list-item>
                          <text:p text:style-name="P1">les fils ne sont pas tous utilisés</text:p>
                        </text:list-item>
                        <text:list-item>
                          <text:p text:style-name="P1">8 fils en prévention au cas où on ait un jour besoin de transiter 4 infos simultanément</text:p>
                        </text:list-item>
                        <text:list-item>
                          <text:p text:style-name="P1">Combien fils utilisés en général maintenant ? Pourquoi ?</text:p>
                          <text:list>
                            <text:list-item>
                              <text:p text:style-name="P1">4 (2 pour un sens deux pour l'autre)</text:p>
                            </text:list-item>
                          </text:list>
                        </text:list-item>
                        <text:list-item>
                          <text:p text:style-name="P1">Parfois tous fils utilisés dans certaines technologies</text:p>
                        </text:list-item>
                        <text:list-item>
                          <text:p text:style-name="P1">torsadées → rend moins sensibles aux perturbations électromagnétiques</text:p>
                        </text:list-item>
                        <text:list-item>
                          <text:p text:style-name="P1">Sources possibles de perturbations ?</text:p>
                          <text:list>
                            <text:list-item>
                              <text:p text:style-name="P1">prises 220 volts</text:p>
                            </text:list-item>
                            <text:list-item>
                              <text:p text:style-name="P1">néons</text:p>
                            </text:list-item>
                          </text:list>
                        </text:list-item>
                        <text:list-item>
                          <text:p text:style-name="P1">syntaxe autres noms possibles utilisés pour paire torsadée</text:p>
                          <text:list>
                            <text:list-item>
                              <text:p text:style-name="P1">10BT(x), 100BT(x), 1000BT(x)</text:p>
                            </text:list-item>
                            <text:list-item>
                              <text:p text:style-name="P1">syntaxe</text:p>
                              <text:list>
                                <text:list-item>
                                  <text:p text:style-name="P1">nb mbps</text:p>
                                </text:list-item>
                                <text:list-item>
                                  <text:p text:style-name="P1">bande base</text:p>
                                </text:list-item>
                                <text:list-item>
                                  <text:p text:style-name="P1">torsadée</text:p>
                                </text:list-item>
                                <text:list-item>
                                  <text:p text:style-name="P1">optionnel : x = réseau commuté (on verra plus tard)</text:p>
                                </text:list-item>
                              </text:list>
                            </text:list-item>
                          </text:list>
                        </text:list-item>
                        <text:list-item>
                          <text:p text:style-name="P1">paire torsadée : utilisée dans quelle proportion approximativement ?</text:p>
                          <text:list>
                            <text:list-item>
                              <text:p text:style-name="P1">90% a peu prés, partout</text:p>
                            </text:list-item>
                          </text:list>
                        </text:list-item>
                        <text:list-item>
                          <text:p text:style-name="P1">qu'est ce que c'est concrètement ?</text:p>
                          <text:list>
                            <text:list-item>
                              <text:p text:style-name="P1">le cable de la prise ethernet qu'on utilise toujours sur l'ordi</text:p>
                            </text:list-item>
                          </text:list>
                        </text:list-item>
                        <text:list-item>
                          <text:p text:style-name="P1">4 avantages</text:p>
                          <text:list>
                            <text:list-item>
                              <text:p text:style-name="P1">solide</text:p>
                            </text:list-item>
                            <text:list-item>
                              <text:p text:style-name="P1">pas chère</text:p>
                            </text:list-item>
                            <text:list-item>
                              <text:p text:style-name="P1">rapide</text:p>
                            </text:list-item>
                            <text:list-item>
                              <text:p text:style-name="P1">simple a installer</text:p>
                            </text:list-item>
                          </text:list>
                        </text:list-item>
                        <text:list-item>
                          <text:p text:style-name="P1">qu'utilise t-on pour brancher les ordis avec ce cable ?</text:p>
                          <text:list>
                            <text:list-item>
                              <text:p text:style-name="P1">prise RJ45</text:p>
                            </text:list-item>
                          </text:list>
                        </text:list-item>
                        <text:list-item>
                          <text:p text:style-name="P1">attention : bien distinguer prise RJ45 de cable paire torsadée !!!</text:p>
                        </text:list-item>
                        <text:list-item>
                          <text:p text:style-name="P1">quels fils utilise t-on couramment ?</text:p>
                          <text:list>
                            <text:list-item>
                              <text:p text:style-name="P1">les 1, 2, 3 et 6</text:p>
                            </text:list-item>
                          </text:list>
                        </text:list-item>
                        <text:list-item>
                          <text:p text:style-name="P1">comment appelle t-on ce dans quoi on enfonce les prises ?</text:p>
                          <text:list>
                            <text:list-item>
                              <text:p text:style-name="P1">prises femelles</text:p>
                            </text:list-item>
                          </text:list>
                        </text:list-item>
                        <text:list-item>
                          <text:p text:style-name="P1">2 exemples (3 avec ajout perso) d'appareils contenant de tels trucs ?</text:p>
                          <text:list>
                            <text:list-item>
                              <text:p text:style-name="P1">hub</text:p>
                            </text:list-item>
                            <text:list-item>
                              <text:p text:style-name="P1">switch</text:p>
                            </text:list-item>
                            <text:list-item>
                              <text:p text:style-name="P1">ordi</text:p>
                            </text:list-item>
                          </text:list>
                        </text:list-item>
                        <text:list-item>
                          <text:p text:style-name="P1">problèmes si on connecte 2 à 2 des appareilles avec paire torsadée sans prendre de cables spéciaux (vocabulaire)</text:p>
                          <text:list>
                            <text:list-item>
                              <text:p text:style-name="P1">vocabulaire : cable croisé VS cable droit</text:p>
                            </text:list-item>
                            <text:list-item>
                              <text:p text:style-name="P1">si on prend cable droit : paire faite pour l'envoie de donnée d'une machine arrive dans la paire d'envoie de l'autre et inversement pour la réception</text:p>
                            </text:list-item>
                          </text:list>
                        </text:list-item>
                        <text:list-item>
                          <text:p text:style-name="P1">comment résoudre ce problème ? (3 solutions)</text:p>
                          <text:list>
                            <text:list-item>
                              <text:p text:style-name="P1">utiliser un cable croisé</text:p>
                            </text:list-item>
                            <text:list-item>
                              <text:p text:style-name="P1"><text:soft-page-break/>connecter un matériel a prise femelle "classique" a un matériel a prise femelle inversée</text:p>
                            </text:list-item>
                            <text:list-item>
                              <text:p text:style-name="P1">avoir un matériel qui peut choisir arbitrairement quelle fil est fait pour la réception et quel fil est fait pour l'envoie</text:p>
                            </text:list-item>
                          </text:list>
                        </text:list-item>
                        <text:list-item>
                          <text:p text:style-name="P1">nouvelles cartes réseau : évolution et problème résolu → choisit qui recoit et qui envoie arbitrairement</text:p>
                        </text:list-item>
                        <text:list-item>
                          <text:p text:style-name="P1">vieux matériaux : comment décider quels cables utiliser ?</text:p>
                          <text:list>
                            <text:list-item>
                              <text:p text:style-name="P1">cable croisé si matériaux "identiques" (2 ordis, 2 hubs etc)</text:p>
                            </text:list-item>
                            <text:list-item>
                              <text:p text:style-name="P1">cable croisé plus généralement si 2 matériaux de même "catégorie"</text:p>
                            </text:list-item>
                            <text:list-item>
                              <text:p text:style-name="P1">cable droit si 2 matériaux de catégorie différente</text:p>
                            </text:list-item>
                            <text:list-item>
                              <text:p text:style-name="P1">précision catégories :</text:p>
                              <text:list>
                                <text:list-item>
                                  <text:p text:style-name="P1">matériels de connexion : hub / switch</text:p>
                                </text:list-item>
                                <text:list-item>
                                  <text:p text:style-name="P1">matériels connectés : tout le reste (ordis etc)</text:p>
                                </text:list-item>
                              </text:list>
                            </text:list-item>
                          </text:list>
                        </text:list-item>
                        <text:list-item>
                          <text:p text:style-name="P1">pour couche 1 : a quoi brancher paire torsadée ?</text:p>
                          <text:list>
                            <text:list-item>
                              <text:p text:style-name="P1">hub</text:p>
                            </text:list-item>
                          </text:list>
                        </text:list-item>
                        <text:list-item>
                          <text:p text:style-name="P1">hub reçoit message de A pour B</text:p>
                          <text:list>
                            <text:list-item>
                              <text:p text:style-name="P1">hub sait pas lire</text:p>
                            </text:list-item>
                            <text:list-item>
                              <text:p text:style-name="P1">renvoie message à toutes les machines</text:p>
                            </text:list-item>
                            <text:list-item>
                              <text:p text:style-name="P1">B voit que c'est pour lui et lit</text:p>
                            </text:list-item>
                            <text:list-item>
                              <text:p text:style-name="P1">les autres voient que c'est pas pour eux et rejettent</text:p>
                            </text:list-item>
                          </text:list>
                        </text:list-item>
                      </text:list>
                    </text:list-item>
                    <text:list-item>
                      <text:p text:style-name="P1">fibre optique</text:p>
                      <text:list>
                        <text:list-item>
                          <text:p text:style-name="P1">avec la fibre optique, "1" = reçoit de la lumière "0" = reçoit pas</text:p>
                        </text:list-item>
                        <text:list-item>
                          <text:p text:style-name="P1">le nom scientifique</text:p>
                          <text:list>
                            <text:list-item>
                              <text:p text:style-name="P1">nom scientifique = 1000BF</text:p>
                            </text:list-item>
                            <text:list-item>
                              <text:p text:style-name="P1">deux types</text:p>
                              <text:list>
                                <text:list-item>
                                  <text:p text:style-name="P1">fibre monomode : une seule fréquence, laser unicolore</text:p>
                                </text:list-item>
                                <text:list-item>
                                  <text:p text:style-name="P1">fibre multimode : lumière blanche</text:p>
                                </text:list-item>
                              </text:list>
                            </text:list-item>
                            <text:list-item>
                              <text:p text:style-name="P1">meilleure fibre = monomode</text:p>
                              <text:list>
                                <text:list-item>
                                  <text:p text:style-name="P1">couleurs reflètent pas toutes pareilles dans multimode</text:p>
                                </text:list-item>
                                <text:list-item>
                                  <text:p text:style-name="P1">monomode reste lisible sur 60km</text:p>
                                </text:list-item>
                                <text:list-item>
                                  <text:p text:style-name="P1">multimode sur 2km</text:p>
                                </text:list-item>
                              </text:list>
                            </text:list-item>
                            <text:list-item>
                              <text:p text:style-name="P1">dans océans : cable sous marin, récupère et réenvoie info tous les 60km</text:p>
                            </text:list-item>
                          </text:list>
                        </text:list-item>
                        <text:list-item>
                          <text:p text:style-name="P1">la fibre aujourd'hui</text:p>
                          <text:list>
                            <text:list-item>
                              <text:p text:style-name="P1">culture : fibre insensible aux perturbations électro-magnétiques car lumière pas électricité, donc utile dans les usines qui ont des gros moteurs</text:p>
                            </text:list-item>
                          </text:list>
                        </text:list-item>
                      </text:list>
                    </text:list-item>
                  </text:list>
                </text:list-item>
                <text:list-item>
                  <text:p text:style-name="P1">la topologie réseau</text:p>
                  <text:list>
                    <text:list-item>
                      <text:p text:style-name="P1">la topologie est la manière dont on branche les machines entre elles</text:p>
                    </text:list-item>
                    <text:list-item>
                      <text:p text:style-name="P1">topologies principales</text:p>
                      <text:list>
                        <text:list-item>
                          <text:p text:style-name="P1">3 topologies principales</text:p>
                          <text:list>
                            <text:list-item>
                              <text:p text:style-name="P1">en bus</text:p>
                            </text:list-item>
                            <text:list-item>
                              <text:p text:style-name="P1">en anneau</text:p>
                            </text:list-item>
                            <text:list-item>
                              <text:p text:style-name="P1">en étoile</text:p>
                            </text:list-item>
                            <text:list-item>
                              <text:p text:style-name="P1">perso : en maillage. Pas dit car on étudie là uniquement les réseaux locaux ?</text:p>
                            </text:list-item>
                          </text:list>
                        </text:list-item>
                        <text:list-item>
                          <text:p text:style-name="P1">correspondance possible avec les cablages</text:p>
                          <text:list>
                            <text:list-item>
                              <text:p text:style-name="P1">en bus = cables coaxiaux</text:p>
                            </text:list-item>
                            <text:list-item>
                              <text:p text:style-name="P1">en étoile = paire torsadée + switch</text:p>
                            </text:list-item>
                          </text:list>
                        </text:list-item>
                      </text:list>
                    </text:list-item>
                    <text:list-item>
                      <text:p text:style-name="P1">caractéristiques</text:p>
                      <text:list>
                        <text:list-item>
                          <text:p text:style-name="P1">du bus</text:p>
                          <text:list>
                            <text:list-item>
                              <text:p text:style-name="P1"><text:soft-page-break/>pour "parler" sur un bus, on écoute si il y a des communications en cours, si personne ne parle on parle</text:p>
                            </text:list-item>
                            <text:list-item>
                              <text:p text:style-name="P1">on pourrait potentiellement mettre autant de machines qu'on veut sur un bus, mais au dela de 50, il y a statistiquement plus de chance, lorsqu'on veut prendre la parole, que quelqu'un soit déjà en train de parler plutot que personne ne parle. Le réseau ne "marche plus" donc.</text:p>
                            </text:list-item>
                            <text:list-item>
                              <text:p text:style-name="P1">potentielement oui, mais plus le fil est long plus l'info reste longtemps dedans plus il y a de chances que deux infos veuillent passer en même temps. Même problème.</text:p>
                            </text:list-item>
                          </text:list>
                        </text:list-item>
                        <text:list-item>
                          <text:p text:style-name="P1">de l'anneau</text:p>
                          <text:list>
                            <text:list-item>
                              <text:p text:style-name="P1">principe communication anneau</text:p>
                              <text:list>
                                <text:list-item>
                                  <text:p text:style-name="P1">un jeton tourne en permanence dans l'anneau, chaque ordi peut s'en saisir et voir s'il y a un message pour lui ou déposer un message.</text:p>
                                </text:list-item>
                                <text:list-item>
                                  <text:p text:style-name="P1">pas compris tout : jeton = un message max ou le jeton contient x messages et n'importe qui peut en rajouter ou en lire tant qu'il veut ?</text:p>
                                </text:list-item>
                              </text:list>
                            </text:list-item>
                            <text:list-item>
                              <text:p text:style-name="P1">possibilité brancher infinité machines ? : analogue aux bus</text:p>
                            </text:list-item>
                            <text:list-item>
                              <text:p text:style-name="P1">possibilité longeur infinie ? : analogue aux bus</text:p>
                            </text:list-item>
                          </text:list>
                        </text:list-item>
                        <text:list-item>
                          <text:p text:style-name="P1">de l'étoile</text:p>
                          <text:list>
                            <text:list-item>
                              <text:p text:style-name="P1">principe communication étoile : une machine centrale vers qui les messages sont envoyés et qui les renvoient aux bons destinataires</text:p>
                            </text:list-item>
                            <text:list-item>
                              <text:p text:style-name="P1">note perso : c'est un switch qui gère tout ça</text:p>
                            </text:list-item>
                            <text:list-item>
                              <text:p text:style-name="P1">possibilité brancher infinité machines ? En théorie oui mais limité par capacités switch</text:p>
                            </text:list-item>
                            <text:list-item>
                              <text:p text:style-name="P1">possibilité longeur infinie ? Oui, brancher les switch entre eux alors, faire plusieurs sous réseaux</text:p>
                            </text:list-item>
                          </text:list>
                        </text:list-item>
                        <text:list-item>
                          <text:p text:style-name="P1">quelle topologie utiliser ?</text:p>
                          <text:list>
                            <text:list-item>
                              <text:p text:style-name="P1">utiliser les réseaux en étoile car plus étendus, les réseaux en bus et en anneau sont en voie de disparition</text:p>
                            </text:list-item>
                          </text:list>
                        </text:list-item>
                      </text:list>
                    </text:list-item>
                    <text:list-item>
                      <text:p text:style-name="P1">le CSMA/CD</text:p>
                      <text:list>
                        <text:list-item>
                          <text:p text:style-name="P1">sur un bus, lorsque deux ordis essaient de parler en même temps, il y a supperposition des deux infos : comme un ou binaire, 1+1=1 1+0=0 0+0=0</text:p>
                        </text:list-item>
                        <text:list-item>
                          <text:p text:style-name="P1">ça s'appelle une collision</text:p>
                        </text:list-item>
                        <text:list-item>
                          <text:p text:style-name="P1">on ne sait pas empêcher les collisions</text:p>
                        </text:list-item>
                        <text:list-item>
                          <text:p text:style-name="P1">CSMA/CD sert à les limiter</text:p>
                        </text:list-item>
                        <text:list-item>
                          <text:p text:style-name="P1">met règles de communication en place si on veut parler</text:p>
                          <text:list>
                            <text:list-item>
                              <text:p text:style-name="P1">écouter sur le réseau qu'aucune communication soit en cours</text:p>
                            </text:list-item>
                            <text:list-item>
                              <text:p text:style-name="P1">si c'est silencieux, parler</text:p>
                            </text:list-item>
                            <text:list-item>
                              <text:p text:style-name="P1">si quelqu'un a parlé en même temps, se taire et attendre un temps aléatoire avant de reparler</text:p>
                            </text:list-item>
                          </text:list>
                        </text:list-item>
                      </text:list>
                    </text:list-item>
                  </text:list>
                </text:list-item>
                <text:list-item>
                  <text:p text:style-name="P1">perso</text:p>
                  <text:list>
                    <text:list-item>
                      <text:p text:style-name="P1">différence hub switch :</text:p>
                      <text:list>
                        <text:list-item>
                          <text:p text:style-name="P1">hub : vieux, pas sécurisé, envoie données en tas à tout le monde, peut marcher que pour réseaux locaux, interdit de communiquer direcement avec internet</text:p>
                        </text:list-item>
                        <text:list-item>
                          <text:p text:style-name="P1">switch : plus récent, plus sécurisé, peut connecter parfois des milliers de machines, peut communiquer directement avec internet</text:p>
                        </text:list-item>
                        <text:list-item>
                          <text:p text:style-name="P1">pas tout compris : je crois encore utile pour réseau locaux mais j'ai cru comprendre qu'on peut le remplacer par un switch...</text:p>
                        </text:list-item>
                      </text:list>
                    </text:list-item>
                  </text:list>
                </text:list-item>
              </text:list>
            </text:list-item>
            <text:list-item>
              <text:p text:style-name="P1">faire communiquer les machines entre elles : couche 2</text:p>
              <text:list>
                <text:list-item>
                  <text:p text:style-name="P1"/>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jfjyf jjku</meta:initial-creator>
    <meta:creation-date>2014-10-10T07:13:20</meta:creation-date>
    <dc:date>2014-10-27T15:13:40</dc:date>
    <dc:creator>yjfjyf jjku</dc:creator>
    <meta:editing-duration>PT6H29M10S</meta:editing-duration>
    <meta:editing-cycles>166</meta:editing-cycles>
    <meta:generator>OpenOffice/4.0.0$Unix OpenOffice.org_project/400m3$Build-9702</meta:generator>
    <meta:document-statistic meta:table-count="0" meta:image-count="0" meta:object-count="0" meta:page-count="6" meta:paragraph-count="261" meta:word-count="2175" meta:character-count="11200"/>
  </office:meta>
</office:document-meta>
</file>